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92cm" fo:margin-left="0cm" table:align="left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3.784cm"/>
    </style:style>
    <style:style style:name="Tableau1.C" style:family="table-column">
      <style:table-column-properties style:column-width="5.475cm"/>
    </style:style>
    <style:style style:name="Tableau1.D" style:family="table-column">
      <style:table-column-properties style:column-width="5.426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d797" officeooo:paragraph-rsid="0009d797"/>
    </style:style>
    <style:style style:name="P2" style:family="paragraph" style:parent-style-name="Standard">
      <style:text-properties officeooo:rsid="0009fe9f" officeooo:paragraph-rsid="0009fe9f"/>
    </style:style>
    <style:style style:name="P3" style:family="paragraph" style:parent-style-name="Standard">
      <style:text-properties officeooo:rsid="0009fe9f" officeooo:paragraph-rsid="000a0bd6"/>
    </style:style>
    <style:style style:name="P4" style:family="paragraph" style:parent-style-name="Standard">
      <style:text-properties officeooo:rsid="000a0bd6" officeooo:paragraph-rsid="000a0bd6"/>
    </style:style>
    <style:style style:name="P5" style:family="paragraph" style:parent-style-name="Standard">
      <style:text-properties officeooo:rsid="000a0bd6" officeooo:paragraph-rsid="000c054e"/>
    </style:style>
    <style:style style:name="P6" style:family="paragraph" style:parent-style-name="Standard">
      <style:text-properties officeooo:rsid="000c054e" officeooo:paragraph-rsid="000c054e"/>
    </style:style>
    <style:style style:name="P7" style:family="paragraph" style:parent-style-name="Table_20_Heading">
      <style:text-properties officeooo:rsid="000c054e" officeooo:paragraph-rsid="000c054e"/>
    </style:style>
    <style:style style:name="P8" style:family="paragraph" style:parent-style-name="Table_20_Contents">
      <style:paragraph-properties fo:text-align="center" style:justify-single-word="false"/>
      <style:text-properties officeooo:rsid="000c054e" officeooo:paragraph-rsid="000c054e"/>
    </style:style>
    <style:style style:name="P9" style:family="paragraph" style:parent-style-name="Table_20_Contents">
      <style:paragraph-properties fo:text-align="center" style:justify-single-word="false"/>
      <style:text-properties officeooo:rsid="000c8778" officeooo:paragraph-rsid="000c8778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9fe9f" style:font-style-asian="normal" style:font-style-complex="normal"/>
    </style:style>
    <style:style style:name="T3" style:family="text">
      <style:text-properties fo:font-style="normal" officeooo:rsid="000a0bd6" style:font-style-asian="normal" style:font-style-complex="normal"/>
    </style:style>
    <style:style style:name="T4" style:family="text">
      <style:text-properties officeooo:rsid="0009fe9f"/>
    </style:style>
    <style:style style:name="T5" style:family="text">
      <style:text-properties style:font-name="Liberation Mono"/>
    </style:style>
    <style:style style:name="T6" style:family="text">
      <style:text-properties style:font-name="Liberation Mono" fo:font-size="10.5pt" fo:font-style="normal" style:font-size-asian="10.5pt" style:font-style-asian="normal" style:font-size-complex="10.5pt" style:font-style-complex="normal"/>
    </style:style>
    <style:style style:name="T7" style:family="text">
      <style:text-properties style:font-name="Liberation Mono" fo:font-size="10.5pt" fo:font-style="normal" officeooo:rsid="000a0bd6" style:font-size-asian="10.5pt" style:font-style-asian="normal" style:font-size-complex="10.5pt" style:font-style-complex="normal"/>
    </style:style>
    <style:style style:name="T8" style:family="text">
      <style:text-properties style:font-name="Liberation Mono" fo:font-size="10.5pt" fo:font-style="normal" style:font-size-asian="9.14999961853027pt" style:font-style-asian="normal" style:font-size-complex="10.5pt" style:font-style-complex="normal"/>
    </style:style>
    <style:style style:name="T9" style:family="text">
      <style:text-properties style:font-name="Liberation Mono" fo:font-size="10.5pt" style:font-size-asian="10.5pt" style:font-size-complex="10.5pt"/>
    </style:style>
    <style:style style:name="T10" style:family="text">
      <style:text-properties style:font-name="Liberation Mono" fo:font-size="105pt" style:font-size-asian="105pt" style:font-size-complex="105pt"/>
    </style:style>
    <style:style style:name="T11" style:family="text">
      <style:text-properties style:font-name="Liberation Serif" fo:font-size="12pt" fo:font-style="normal" style:font-size-asian="10.5pt" style:font-style-asian="normal" style:font-size-complex="12pt" style:font-style-complex="normal"/>
    </style:style>
    <style:style style:name="T12" style:family="text">
      <style:text-properties style:font-name="Liberation Serif" fo:font-size="12pt" fo:font-style="normal" officeooo:rsid="000a0bd6" style:font-size-asian="10.5pt" style:font-style-asian="normal" style:font-size-complex="12pt" style:font-style-complex="normal"/>
    </style:style>
    <style:style style:name="T13" style:family="text">
      <style:text-properties style:font-name="Liberation Serif" fo:font-size="12pt" fo:font-style="normal" officeooo:rsid="000c054e" style:font-size-asian="10.5pt" style:font-style-asian="normal" style:font-size-complex="12pt" style:font-style-complex="normal"/>
    </style:style>
    <style:style style:name="T14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5" style:family="text">
      <style:text-properties officeooo:rsid="000e167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programme démon peut être appelé avec <text:span text:style-name="T4">l</text:span>es arguments <text:span text:style-name="T4">suivants </text:span>en ligne de commande :</text:p>
      <text:p text:style-name="P1"/>
      <text:p text:style-name="P1"><text:span text:style-name="T9">-s</text:span> : La sortie standard du démon est désactivée pour une exécution silencieuse</text:p>
      <text:p text:style-name="P1"><text:span text:style-name="T9">-d</text:span> : L<text:span text:style-name="T1">e programme se termine immédiatement et le démon est lancé en arrière-plan</text:span></text:p>
      <text:p text:style-name="P1"><text:span text:style-name="T6">-f &lt;file&gt;</text:span><text:span text:style-name="T1"> : Le démon utilise le chemin spécifié comme file de commandes</text:span></text:p>
      <text:p text:style-name="P1"><text:span text:style-name="T1"/></text:p>
      <text:p text:style-name="P1"><text:span text:style-name="T1"/></text:p>
      <text:p text:style-name="P1"><text:span text:style-name="T1">Le protocole </text:span><text:span text:style-name="T3">de </text:span><text:span text:style-name="T1">communi</text:span><text:span text:style-name="T3">cation</text:span><text:span text:style-name="T1"> </text:span><text:span text:style-name="T2">avec le démon est le suivant :</text:span></text:p>
      <text:p text:style-name="P1"><text:span text:style-name="T2"/></text:p>
      <text:p text:style-name="P2"><text:span text:style-name="T1">1. Le client crée un espace de mémoire partagé du nom </text:span><text:span text:style-name="T6">/sysp_shm_X</text:span><text:span text:style-name="T1"> où </text:span><text:span text:style-name="T6">X</text:span><text:span text:style-name="T1"> est le PID du client</text:span></text:p>
      <text:p text:style-name="P3"><text:span text:style-name="T1">2. La mémoire partagée est uniquement adressée par la structure </text:span><text:span text:style-name="T6">pmmap_t</text:span><text:span text:style-name="T12"> et initialisée telle que :</text:span></text:p>
      <text:p text:style-name="P2"><text:span text:style-name="T3"><text:tab/>- </text:span><text:span text:style-name="T1">Le champ </text:span><text:span text:style-name="T7">se</text:span><text:span text:style-name="T6">m</text:span><text:span text:style-name="T11"> contient un sémaphore partagé créé par le client </text:span><text:span text:style-name="T12">e</text:span></text:p>
      <text:p text:style-name="P2"><text:span text:style-name="T1"><text:tab/></text:span><text:span text:style-name="T3">- </text:span><text:span text:style-name="T1">Le champ </text:span><text:span text:style-name="T6">packet.id</text:span><text:span text:style-name="T1"> contient le PID du processus client</text:span></text:p>
      <text:p text:style-name="P2"><text:span text:style-name="T1"><text:tab/></text:span><text:span text:style-name="T3">- </text:span><text:span text:style-name="T1">Le champ </text:span><text:span text:style-name="T6">packet.</text:span><text:span text:style-name="T7">data</text:span><text:span text:style-name="T3"> contient une commande textuelle, terminée par NUL.</text:span></text:p>
      <text:p text:style-name="P4"><text:span text:style-name="T1">3. Le client écrit ce premier paquet sur la file de commandes du démon</text:span></text:p>
      <text:p text:style-name="P4"><text:span text:style-name="T1">4. Il verrouille le sémaphore en attente d’une réponse du démon</text:span></text:p>
      <text:p text:style-name="P4"><text:span text:style-name="T1">5. Quand le sémaphore est déverrouillé, la réponse est écrite dans la mémoire partagée, avec :</text:span></text:p>
      <text:p text:style-name="P5"><text:span text:style-name="T1"><text:tab/>- Le champ </text:span><text:span text:style-name="T8">packet.id</text:span><text:span text:style-name="T11"> contient </text:span><text:span text:style-name="T13">un code retour signalant le statut de la requête</text:span></text:p>
      <text:p text:style-name="P5"><text:span text:style-name="T14"><text:tab/>- Le champ </text:span><text:span text:style-name="T8">packet.data</text:span><text:span text:style-name="T11"> </text:span><text:span text:style-name="T13">contient une réponse textuelle, formatée pour affichage</text:span></text:p>
      <text:p text:style-name="P6"><text:span text:style-name="T11">Il est possible, selon la réponse du démon, qu’il y ait poursuite de communication à partir de [4.] (voir le paragraphe ci-dessous)</text:span></text:p>
      <text:p text:style-name="P6"><text:span text:style-name="T11"/></text:p>
      <text:p text:style-name="P6"><text:span text:style-name="T11">Le type de réponse du démon est entièrement déterminé par le code retour :</text:span></text:p>
      <text:p text:style-name="P6"><text:span text:style-name="T11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7">Code retour</text:p>
            </table:table-cell>
            <table:table-cell table:style-name="Tableau1.A1" office:value-type="string">
              <text:p text:style-name="P7">Description</text:p>
            </table:table-cell>
            <table:table-cell table:style-name="Tableau1.A1" office:value-type="string">
              <text:p text:style-name="P7">Réponse du démon</text:p>
            </table:table-cell>
            <table:table-cell table:style-name="Tableau1.D1" office:value-type="string">
              <text:p text:style-name="P7">Réponse attendue</text:p>
            </table:table-cell>
          </table:table-row>
        </table:table-header-rows>
        <table:table-row>
          <table:table-cell table:style-name="Tableau1.A2" office:value-type="string">
            <text:p text:style-name="P8">-1</text:p>
          </table:table-cell>
          <table:table-cell table:style-name="Tableau1.A2" office:value-type="string">
            <text:p text:style-name="P9">Terminé sur erreur</text:p>
          </table:table-cell>
          <table:table-cell table:style-name="Tableau1.A2" office:value-type="string">
            <text:p text:style-name="P8">Une description de l’erreur</text:p>
          </table:table-cell>
          <table:table-cell table:style-name="Tableau1.D2" office:value-type="string">
            <text:p text:style-name="P8">Aucune réponse attendue</text:p>
          </table:table-cell>
        </table:table-row>
        <table:table-row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9">Terminé avec succès</text:p>
          </table:table-cell>
          <table:table-cell table:style-name="Tableau1.A2" office:value-type="string">
            <text:p text:style-name="P9">Une réponse à la requête</text:p>
          </table:table-cell>
          <table:table-cell table:style-name="Tableau1.D2" office:value-type="string">
            <text:p text:style-name="P9">Aucune réponse attendue</text:p>
          </table:table-cell>
        </table:table-row>
        <table:table-row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Débordement, <text:span text:style-name="T15">réponse incomplète</text:span></text:p>
          </table:table-cell>
          <table:table-cell table:style-name="Tableau1.A2" office:value-type="string">
            <text:p text:style-name="P9">Les 4 premiers octets de <text:span text:style-name="T9">packet.data</text:span> sont un entier avec la taille de la réponse</text:p>
          </table:table-cell>
          <table:table-cell table:style-name="Tableau1.D2" office:value-type="string">
            <text:p text:style-name="P9">On remet <text:span text:style-name="T9">packet.id</text:span> à 0 pour signaler que l’on a bien traité la réponse, puis le démon envoie la suite de la réponse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1:13:53.232943084</meta:creation-date>
    <dc:date>2017-12-14T13:24:56.568372710</dc:date>
    <meta:editing-duration>PT27M50S</meta:editing-duration>
    <meta:editing-cycles>2</meta:editing-cycles>
    <meta:generator>LibreOffice/5.3.1.2$Linux_X86_64 LibreOffice_project/30m0$Build-2</meta:generator>
    <meta:document-statistic meta:table-count="1" meta:image-count="0" meta:object-count="0" meta:page-count="1" meta:paragraph-count="33" meta:word-count="310" meta:character-count="1769" meta:non-whitespace-character-count="1487"/>
  </office:meta>
</office:document-meta>
</file>